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2024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7592" calcext:value-type="float">
            <text:p>50.8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202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202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202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202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201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2018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201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796" calcext:value-type="float">
            <text:p>52.2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2015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201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6464" calcext:value-type="float">
            <text:p>54.7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2013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0976" calcext:value-type="float">
            <text:p>54.29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2012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9624" calcext:value-type="float">
            <text:p>53.37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201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4816" calcext:value-type="float">
            <text:p>50.7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200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2009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6408" calcext:value-type="float">
            <text:p>49.74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200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436" calcext:value-type="float">
            <text:p>50.1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2007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6672" calcext:value-type="float">
            <text:p>51.0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200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8888" calcext:value-type="float">
            <text:p>50.5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200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2004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200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200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1" meta:object-count="0"/>
    <meta:user-defined meta:name="AppVersion">3.0</meta:user-defined>
  </office:meta>
</office:document-meta>
</file>